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.0000000</text:p>
          </table:table-cell>
          <table:table-cell office:value-type="float" office:value="0.1182975" calcext:value-type="float">
            <text:p>0.1182975</text:p>
          </table:table-cell>
          <table:table-cell office:value-type="float" office:value="-0.05805041" calcext:value-type="float">
            <text:p>-0.0580504</text:p>
          </table:table-cell>
        </table:table-row>
        <table:table-row table:style-name="ro1">
          <table:table-cell office:value-type="float" office:value="0.03369176" calcext:value-type="float">
            <text:p>0.0336918</text:p>
          </table:table-cell>
          <table:table-cell office:value-type="float" office:value="0.113973" calcext:value-type="float">
            <text:p>0.1139730</text:p>
          </table:table-cell>
          <table:table-cell office:value-type="float" office:value="-0.06251819" calcext:value-type="float">
            <text:p>-0.0625182</text:p>
          </table:table-cell>
        </table:table-row>
        <table:table-row table:style-name="ro1">
          <table:table-cell office:value-type="float" office:value="0.06738351" calcext:value-type="float">
            <text:p>0.0673835</text:p>
          </table:table-cell>
          <table:table-cell office:value-type="float" office:value="0.1066365" calcext:value-type="float">
            <text:p>0.1066365</text:p>
          </table:table-cell>
          <table:table-cell office:value-type="float" office:value="-0.07287567" calcext:value-type="float">
            <text:p>-0.0728757</text:p>
          </table:table-cell>
        </table:table-row>
        <table:table-row table:style-name="ro1">
          <table:table-cell office:value-type="float" office:value="0.1010753" calcext:value-type="float">
            <text:p>0.1010753</text:p>
          </table:table-cell>
          <table:table-cell office:value-type="float" office:value="0.09886835" calcext:value-type="float">
            <text:p>0.0988684</text:p>
          </table:table-cell>
          <table:table-cell office:value-type="float" office:value="-0.08107533" calcext:value-type="float">
            <text:p>-0.0810753</text:p>
          </table:table-cell>
        </table:table-row>
        <table:table-row table:style-name="ro1">
          <table:table-cell office:value-type="float" office:value="0.134767" calcext:value-type="float">
            <text:p>0.1347670</text:p>
          </table:table-cell>
          <table:table-cell office:value-type="float" office:value="0.089374" calcext:value-type="float">
            <text:p>0.0893740</text:p>
          </table:table-cell>
          <table:table-cell office:value-type="float" office:value="-0.08884344" calcext:value-type="float">
            <text:p>-0.0888434</text:p>
          </table:table-cell>
        </table:table-row>
        <table:table-row table:style-name="ro1">
          <table:table-cell office:value-type="float" office:value="0.1684588" calcext:value-type="float">
            <text:p>0.1684588</text:p>
          </table:table-cell>
          <table:table-cell office:value-type="float" office:value="0.08074277" calcext:value-type="float">
            <text:p>0.0807428</text:p>
          </table:table-cell>
          <table:table-cell office:value-type="float" office:value="-0.09531686" calcext:value-type="float">
            <text:p>-0.0953169</text:p>
          </table:table-cell>
        </table:table-row>
        <table:table-row table:style-name="ro1">
          <table:table-cell office:value-type="float" office:value="0.2021505" calcext:value-type="float">
            <text:p>0.2021505</text:p>
          </table:table-cell>
          <table:table-cell office:value-type="float" office:value="0.07484152" calcext:value-type="float">
            <text:p>0.0748415</text:p>
          </table:table-cell>
          <table:table-cell office:value-type="float" office:value="-0.0982271" calcext:value-type="float">
            <text:p>-0.0982271</text:p>
          </table:table-cell>
        </table:table-row>
        <table:table-row table:style-name="ro1">
          <table:table-cell office:value-type="float" office:value="0.2358423" calcext:value-type="float">
            <text:p>0.2358423</text:p>
          </table:table-cell>
          <table:table-cell office:value-type="float" office:value="0.07321726" calcext:value-type="float">
            <text:p>0.0732173</text:p>
          </table:table-cell>
          <table:table-cell office:value-type="float" office:value="-0.09922093" calcext:value-type="float">
            <text:p>-0.0992209</text:p>
          </table:table-cell>
        </table:table-row>
        <table:table-row table:style-name="ro1">
          <table:table-cell office:value-type="float" office:value="0.2695341" calcext:value-type="float">
            <text:p>0.2695341</text:p>
          </table:table-cell>
          <table:table-cell office:value-type="float" office:value="0.07584117" calcext:value-type="float">
            <text:p>0.0758412</text:p>
          </table:table-cell>
          <table:table-cell office:value-type="float" office:value="-0.0980679" calcext:value-type="float">
            <text:p>-0.0980679</text:p>
          </table:table-cell>
        </table:table-row>
        <table:table-row table:style-name="ro1">
          <table:table-cell office:value-type="float" office:value="0.3032258" calcext:value-type="float">
            <text:p>0.3032258</text:p>
          </table:table-cell>
          <table:table-cell office:value-type="float" office:value="0.08203614" calcext:value-type="float">
            <text:p>0.0820361</text:p>
          </table:table-cell>
          <table:table-cell office:value-type="float" office:value="-0.09468024" calcext:value-type="float">
            <text:p>-0.0946802</text:p>
          </table:table-cell>
        </table:table-row>
        <table:table-row table:style-name="ro1">
          <table:table-cell office:value-type="float" office:value="0.3369176" calcext:value-type="float">
            <text:p>0.3369176</text:p>
          </table:table-cell>
          <table:table-cell office:value-type="float" office:value="0.08998747" calcext:value-type="float">
            <text:p>0.0899875</text:p>
          </table:table-cell>
          <table:table-cell office:value-type="float" office:value="-0.0893583" calcext:value-type="float">
            <text:p>-0.0893583</text:p>
          </table:table-cell>
        </table:table-row>
        <table:table-row table:style-name="ro1">
          <table:table-cell office:value-type="float" office:value="0.3706093" calcext:value-type="float">
            <text:p>0.3706093</text:p>
          </table:table-cell>
          <table:table-cell office:value-type="float" office:value="0.09837334" calcext:value-type="float">
            <text:p>0.0983733</text:p>
          </table:table-cell>
          <table:table-cell office:value-type="float" office:value="-0.08237941" calcext:value-type="float">
            <text:p>-0.0823794</text:p>
          </table:table-cell>
        </table:table-row>
        <table:table-row table:style-name="ro1">
          <table:table-cell office:value-type="float" office:value="0.4043011" calcext:value-type="float">
            <text:p>0.4043011</text:p>
          </table:table-cell>
          <table:table-cell office:value-type="float" office:value="0.1052667" calcext:value-type="float">
            <text:p>0.1052667</text:p>
          </table:table-cell>
          <table:table-cell office:value-type="float" office:value="-0.07556467" calcext:value-type="float">
            <text:p>-0.0755647</text:p>
          </table:table-cell>
        </table:table-row>
        <table:table-row table:style-name="ro1">
          <table:table-cell office:value-type="float" office:value="0.4379928" calcext:value-type="float">
            <text:p>0.4379928</text:p>
          </table:table-cell>
          <table:table-cell office:value-type="float" office:value="0.1097547" calcext:value-type="float">
            <text:p>0.1097547</text:p>
          </table:table-cell>
          <table:table-cell office:value-type="float" office:value="-0.07032557" calcext:value-type="float">
            <text:p>-0.0703256</text:p>
          </table:table-cell>
        </table:table-row>
        <table:table-row table:style-name="ro1">
          <table:table-cell office:value-type="float" office:value="0.4716846" calcext:value-type="float">
            <text:p>0.4716846</text:p>
          </table:table-cell>
          <table:table-cell office:value-type="float" office:value="0.1119345" calcext:value-type="float">
            <text:p>0.1119345</text:p>
          </table:table-cell>
          <table:table-cell office:value-type="float" office:value="-0.06738147" calcext:value-type="float">
            <text:p>-0.0673815</text:p>
          </table:table-cell>
        </table:table-row>
        <table:table-row table:style-name="ro1">
          <table:table-cell office:value-type="float" office:value="0.5053763" calcext:value-type="float">
            <text:p>0.5053763</text:p>
          </table:table-cell>
          <table:table-cell office:value-type="float" office:value="0.1119398" calcext:value-type="float">
            <text:p>0.1119398</text:p>
          </table:table-cell>
          <table:table-cell office:value-type="float" office:value="-0.06746616" calcext:value-type="float">
            <text:p>-0.0674662</text:p>
          </table:table-cell>
        </table:table-row>
        <table:table-row table:style-name="ro1">
          <table:table-cell office:value-type="float" office:value="0.5390681" calcext:value-type="float">
            <text:p>0.5390681</text:p>
          </table:table-cell>
          <table:table-cell office:value-type="float" office:value="0.1096709" calcext:value-type="float">
            <text:p>0.1096709</text:p>
          </table:table-cell>
          <table:table-cell office:value-type="float" office:value="-0.07043384" calcext:value-type="float">
            <text:p>-0.0704338</text:p>
          </table:table-cell>
        </table:table-row>
        <table:table-row table:style-name="ro1">
          <table:table-cell office:value-type="float" office:value="0.5727599" calcext:value-type="float">
            <text:p>0.5727599</text:p>
          </table:table-cell>
          <table:table-cell office:value-type="float" office:value="0.1052283" calcext:value-type="float">
            <text:p>0.1052283</text:p>
          </table:table-cell>
          <table:table-cell office:value-type="float" office:value="-0.07551111" calcext:value-type="float">
            <text:p>-0.0755111</text:p>
          </table:table-cell>
        </table:table-row>
        <table:table-row table:style-name="ro1">
          <table:table-cell office:value-type="float" office:value="0.6064516" calcext:value-type="float">
            <text:p>0.6064516</text:p>
          </table:table-cell>
          <table:table-cell office:value-type="float" office:value="0.09916501" calcext:value-type="float">
            <text:p>0.0991650</text:p>
          </table:table-cell>
          <table:table-cell office:value-type="float" office:value="-0.08145239" calcext:value-type="float">
            <text:p>-0.0814524</text:p>
          </table:table-cell>
        </table:table-row>
        <table:table-row table:style-name="ro1">
          <table:table-cell office:value-type="float" office:value="0.6401434" calcext:value-type="float">
            <text:p>0.6401434</text:p>
          </table:table-cell>
          <table:table-cell office:value-type="float" office:value="0.09226193" calcext:value-type="float">
            <text:p>0.0922619</text:p>
          </table:table-cell>
          <table:table-cell office:value-type="float" office:value="-0.08717516" calcext:value-type="float">
            <text:p>-0.0871752</text:p>
          </table:table-cell>
        </table:table-row>
        <table:table-row table:style-name="ro1">
          <table:table-cell office:value-type="float" office:value="0.6738351" calcext:value-type="float">
            <text:p>0.6738351</text:p>
          </table:table-cell>
          <table:table-cell office:value-type="float" office:value="0.08624713" calcext:value-type="float">
            <text:p>0.0862471</text:p>
          </table:table-cell>
          <table:table-cell office:value-type="float" office:value="-0.09159483" calcext:value-type="float">
            <text:p>-0.0915948</text:p>
          </table:table-cell>
        </table:table-row>
        <table:table-row table:style-name="ro1">
          <table:table-cell office:value-type="float" office:value="0.7075269" calcext:value-type="float">
            <text:p>0.7075269</text:p>
          </table:table-cell>
          <table:table-cell office:value-type="float" office:value="0.08197476" calcext:value-type="float">
            <text:p>0.0819748</text:p>
          </table:table-cell>
          <table:table-cell office:value-type="float" office:value="-0.09437199" calcext:value-type="float">
            <text:p>-0.0943720</text:p>
          </table:table-cell>
        </table:table-row>
        <table:table-row table:style-name="ro1">
          <table:table-cell office:value-type="float" office:value="0.7412186" calcext:value-type="float">
            <text:p>0.7412186</text:p>
          </table:table-cell>
          <table:table-cell office:value-type="float" office:value="0.08039809" calcext:value-type="float">
            <text:p>0.0803981</text:p>
          </table:table-cell>
          <table:table-cell office:value-type="float" office:value="-0.09540365" calcext:value-type="float">
            <text:p>-0.0954037</text:p>
          </table:table-cell>
        </table:table-row>
        <table:table-row table:style-name="ro1">
          <table:table-cell office:value-type="float" office:value="0.7749104" calcext:value-type="float">
            <text:p>0.7749104</text:p>
          </table:table-cell>
          <table:table-cell office:value-type="float" office:value="0.081583" calcext:value-type="float">
            <text:p>0.0815830</text:p>
          </table:table-cell>
          <table:table-cell office:value-type="float" office:value="-0.09467391" calcext:value-type="float">
            <text:p>-0.0946739</text:p>
          </table:table-cell>
        </table:table-row>
        <table:table-row table:style-name="ro1">
          <table:table-cell office:value-type="float" office:value="0.8086022" calcext:value-type="float">
            <text:p>0.8086022</text:p>
          </table:table-cell>
          <table:table-cell office:value-type="float" office:value="0.08543322" calcext:value-type="float">
            <text:p>0.0854332</text:p>
          </table:table-cell>
          <table:table-cell office:value-type="float" office:value="-0.09215887" calcext:value-type="float">
            <text:p>-0.0921589</text:p>
          </table:table-cell>
        </table:table-row>
        <table:table-row table:style-name="ro1">
          <table:table-cell office:value-type="float" office:value="0.8422939" calcext:value-type="float">
            <text:p>0.8422939</text:p>
          </table:table-cell>
          <table:table-cell office:value-type="float" office:value="0.09078383" calcext:value-type="float">
            <text:p>0.0907838</text:p>
          </table:table-cell>
          <table:table-cell office:value-type="float" office:value="-0.0884339" calcext:value-type="float">
            <text:p>-0.0884339</text:p>
          </table:table-cell>
        </table:table-row>
        <table:table-row table:style-name="ro1">
          <table:table-cell office:value-type="float" office:value="0.8759857" calcext:value-type="float">
            <text:p>0.8759857</text:p>
          </table:table-cell>
          <table:table-cell office:value-type="float" office:value="0.09646992" calcext:value-type="float">
            <text:p>0.0964699</text:p>
          </table:table-cell>
          <table:table-cell office:value-type="float" office:value="-0.08367532" calcext:value-type="float">
            <text:p>-0.0836753</text:p>
          </table:table-cell>
        </table:table-row>
        <table:table-row table:style-name="ro1">
          <table:table-cell office:value-type="float" office:value="0.9096774" calcext:value-type="float">
            <text:p>0.9096774</text:p>
          </table:table-cell>
          <table:table-cell office:value-type="float" office:value="0.1018591" calcext:value-type="float">
            <text:p>0.1018591</text:p>
          </table:table-cell>
          <table:table-cell office:value-type="float" office:value="-0.0790097" calcext:value-type="float">
            <text:p>-0.0790097</text:p>
          </table:table-cell>
        </table:table-row>
        <table:table-row table:style-name="ro1">
          <table:table-cell office:value-type="float" office:value="0.9433692" calcext:value-type="float">
            <text:p>0.9433692</text:p>
          </table:table-cell>
          <table:table-cell office:value-type="float" office:value="0.1054324" calcext:value-type="float">
            <text:p>0.1054324</text:p>
          </table:table-cell>
          <table:table-cell office:value-type="float" office:value="-0.07509091" calcext:value-type="float">
            <text:p>-0.0750909</text:p>
          </table:table-cell>
        </table:table-row>
        <table:table-row table:style-name="ro1">
          <table:table-cell office:value-type="float" office:value="0.9770609" calcext:value-type="float">
            <text:p>0.9770609</text:p>
          </table:table-cell>
          <table:table-cell office:value-type="float" office:value="0.1073615" calcext:value-type="float">
            <text:p>0.1073615</text:p>
          </table:table-cell>
          <table:table-cell office:value-type="float" office:value="-0.0728832" calcext:value-type="float">
            <text:p>-0.0728832</text:p>
          </table:table-cell>
        </table:table-row>
        <table:table-row table:style-name="ro1">
          <table:table-cell office:value-type="float" office:value="1.010753" calcext:value-type="float">
            <text:p>1.0107530</text:p>
          </table:table-cell>
          <table:table-cell office:value-type="float" office:value="0.1074377" calcext:value-type="float">
            <text:p>0.1074377</text:p>
          </table:table-cell>
          <table:table-cell office:value-type="float" office:value="-0.07275948" calcext:value-type="float">
            <text:p>-0.0727595</text:p>
          </table:table-cell>
        </table:table-row>
        <table:table-row table:style-name="ro1">
          <table:table-cell office:value-type="float" office:value="1.044444" calcext:value-type="float">
            <text:p>1.0444440</text:p>
          </table:table-cell>
          <table:table-cell office:value-type="float" office:value="0.105761" calcext:value-type="float">
            <text:p>0.1057610</text:p>
          </table:table-cell>
          <table:table-cell office:value-type="float" office:value="-0.07463907" calcext:value-type="float">
            <text:p>-0.0746391</text:p>
          </table:table-cell>
        </table:table-row>
        <table:table-row table:style-name="ro1">
          <table:table-cell office:value-type="float" office:value="1.078136" calcext:value-type="float">
            <text:p>1.0781360</text:p>
          </table:table-cell>
          <table:table-cell office:value-type="float" office:value="0.1025123" calcext:value-type="float">
            <text:p>0.1025123</text:p>
          </table:table-cell>
          <table:table-cell office:value-type="float" office:value="-0.0779012" calcext:value-type="float">
            <text:p>-0.0779012</text:p>
          </table:table-cell>
        </table:table-row>
        <table:table-row table:style-name="ro1">
          <table:table-cell office:value-type="float" office:value="1.111828" calcext:value-type="float">
            <text:p>1.1118280</text:p>
          </table:table-cell>
          <table:table-cell office:value-type="float" office:value="0.09812381" calcext:value-type="float">
            <text:p>0.0981238</text:p>
          </table:table-cell>
          <table:table-cell office:value-type="float" office:value="-0.08209712" calcext:value-type="float">
            <text:p>-0.0820971</text:p>
          </table:table-cell>
        </table:table-row>
        <table:table-row table:style-name="ro1">
          <table:table-cell office:value-type="float" office:value="1.14552" calcext:value-type="float">
            <text:p>1.1455200</text:p>
          </table:table-cell>
          <table:table-cell office:value-type="float" office:value="0.09327662" calcext:value-type="float">
            <text:p>0.0932766</text:p>
          </table:table-cell>
          <table:table-cell office:value-type="float" office:value="-0.08640034" calcext:value-type="float">
            <text:p>-0.0864003</text:p>
          </table:table-cell>
        </table:table-row>
        <table:table-row table:style-name="ro1">
          <table:table-cell office:value-type="float" office:value="1.179211" calcext:value-type="float">
            <text:p>1.1792110</text:p>
          </table:table-cell>
          <table:table-cell office:value-type="float" office:value="0.08880088" calcext:value-type="float">
            <text:p>0.0888009</text:p>
          </table:table-cell>
          <table:table-cell office:value-type="float" office:value="-0.08978448" calcext:value-type="float">
            <text:p>-0.0897845</text:p>
          </table:table-cell>
        </table:table-row>
        <table:table-row table:style-name="ro1">
          <table:table-cell office:value-type="float" office:value="1.212903" calcext:value-type="float">
            <text:p>1.2129030</text:p>
          </table:table-cell>
          <table:table-cell office:value-type="float" office:value="0.08566831" calcext:value-type="float">
            <text:p>0.0856683</text:p>
          </table:table-cell>
          <table:table-cell office:value-type="float" office:value="-0.09207862" calcext:value-type="float">
            <text:p>-0.0920786</text:p>
          </table:table-cell>
        </table:table-row>
        <table:table-row table:style-name="ro1">
          <table:table-cell office:value-type="float" office:value="1.246595" calcext:value-type="float">
            <text:p>1.2465950</text:p>
          </table:table-cell>
          <table:table-cell office:value-type="float" office:value="0.08425169" calcext:value-type="float">
            <text:p>0.0842517</text:p>
          </table:table-cell>
          <table:table-cell office:value-type="float" office:value="-0.09285754" calcext:value-type="float">
            <text:p>-0.0928575</text:p>
          </table:table-cell>
        </table:table-row>
        <table:table-row table:style-name="ro1">
          <table:table-cell office:value-type="float" office:value="1.280287" calcext:value-type="float">
            <text:p>1.2802870</text:p>
          </table:table-cell>
          <table:table-cell office:value-type="float" office:value="0.08486409" calcext:value-type="float">
            <text:p>0.0848641</text:p>
          </table:table-cell>
          <table:table-cell office:value-type="float" office:value="-0.09240466" calcext:value-type="float">
            <text:p>-0.0924047</text:p>
          </table:table-cell>
        </table:table-row>
        <table:table-row table:style-name="ro1">
          <table:table-cell office:value-type="float" office:value="1.313978" calcext:value-type="float">
            <text:p>1.3139780</text:p>
          </table:table-cell>
          <table:table-cell office:value-type="float" office:value="0.0874289" calcext:value-type="float">
            <text:p>0.0874289</text:p>
          </table:table-cell>
          <table:table-cell office:value-type="float" office:value="-0.09073537" calcext:value-type="float">
            <text:p>-0.0907354</text:p>
          </table:table-cell>
        </table:table-row>
        <table:table-row table:style-name="ro1">
          <table:table-cell office:value-type="float" office:value="1.34767" calcext:value-type="float">
            <text:p>1.3476700</text:p>
          </table:table-cell>
          <table:table-cell office:value-type="float" office:value="0.09141451" calcext:value-type="float">
            <text:p>0.0914145</text:p>
          </table:table-cell>
          <table:table-cell office:value-type="float" office:value="-0.08784898" calcext:value-type="float">
            <text:p>-0.0878490</text:p>
          </table:table-cell>
        </table:table-row>
        <table:table-row table:style-name="ro1">
          <table:table-cell office:value-type="float" office:value="1.381362" calcext:value-type="float">
            <text:p>1.3813620</text:p>
          </table:table-cell>
          <table:table-cell office:value-type="float" office:value="0.09579091" calcext:value-type="float">
            <text:p>0.0957909</text:p>
          </table:table-cell>
          <table:table-cell office:value-type="float" office:value="-0.08426856" calcext:value-type="float">
            <text:p>-0.0842686</text:p>
          </table:table-cell>
        </table:table-row>
        <table:table-row table:style-name="ro1">
          <table:table-cell office:value-type="float" office:value="1.415054" calcext:value-type="float">
            <text:p>1.4150540</text:p>
          </table:table-cell>
          <table:table-cell office:value-type="float" office:value="0.09971061" calcext:value-type="float">
            <text:p>0.0997106</text:p>
          </table:table-cell>
          <table:table-cell office:value-type="float" office:value="-0.08077707" calcext:value-type="float">
            <text:p>-0.0807771</text:p>
          </table:table-cell>
        </table:table-row>
        <table:table-row table:style-name="ro1">
          <table:table-cell office:value-type="float" office:value="1.448746" calcext:value-type="float">
            <text:p>1.4487460</text:p>
          </table:table-cell>
          <table:table-cell office:value-type="float" office:value="0.1026143" calcext:value-type="float">
            <text:p>0.1026143</text:p>
          </table:table-cell>
          <table:table-cell office:value-type="float" office:value="-0.07774866" calcext:value-type="float">
            <text:p>-0.0777487</text:p>
          </table:table-cell>
        </table:table-row>
        <table:table-row table:style-name="ro1">
          <table:table-cell office:value-type="float" office:value="1.482437" calcext:value-type="float">
            <text:p>1.4824370</text:p>
          </table:table-cell>
          <table:table-cell office:value-type="float" office:value="0.1043639" calcext:value-type="float">
            <text:p>0.1043639</text:p>
          </table:table-cell>
          <table:table-cell office:value-type="float" office:value="-0.07600669" calcext:value-type="float">
            <text:p>-0.0760067</text:p>
          </table:table-cell>
        </table:table-row>
        <table:table-row table:style-name="ro1">
          <table:table-cell office:value-type="float" office:value="1.516129" calcext:value-type="float">
            <text:p>1.5161290</text:p>
          </table:table-cell>
          <table:table-cell office:value-type="float" office:value="0.1045824" calcext:value-type="float">
            <text:p>0.1045824</text:p>
          </table:table-cell>
          <table:table-cell office:value-type="float" office:value="-0.07580757" calcext:value-type="float">
            <text:p>-0.0758076</text:p>
          </table:table-cell>
        </table:table-row>
        <table:table-row table:style-name="ro1">
          <table:table-cell office:value-type="float" office:value="1.549821" calcext:value-type="float">
            <text:p>1.5498210</text:p>
          </table:table-cell>
          <table:table-cell office:value-type="float" office:value="0.1033263" calcext:value-type="float">
            <text:p>0.1033263</text:p>
          </table:table-cell>
          <table:table-cell office:value-type="float" office:value="-0.07704002" calcext:value-type="float">
            <text:p>-0.0770400</text:p>
          </table:table-cell>
        </table:table-row>
        <table:table-row table:style-name="ro1">
          <table:table-cell office:value-type="float" office:value="1.583513" calcext:value-type="float">
            <text:p>1.5835130</text:p>
          </table:table-cell>
          <table:table-cell office:value-type="float" office:value="0.1008897" calcext:value-type="float">
            <text:p>0.1008897</text:p>
          </table:table-cell>
          <table:table-cell office:value-type="float" office:value="-0.07956075" calcext:value-type="float">
            <text:p>-0.0795608</text:p>
          </table:table-cell>
        </table:table-row>
        <table:table-row table:style-name="ro1">
          <table:table-cell office:value-type="float" office:value="1.617204" calcext:value-type="float">
            <text:p>1.6172040</text:p>
          </table:table-cell>
          <table:table-cell office:value-type="float" office:value="0.09760943" calcext:value-type="float">
            <text:p>0.0976094</text:p>
          </table:table-cell>
          <table:table-cell office:value-type="float" office:value="-0.08268395" calcext:value-type="float">
            <text:p>-0.0826840</text:p>
          </table:table-cell>
        </table:table-row>
        <table:table-row table:style-name="ro1">
          <table:table-cell office:value-type="float" office:value="1.650896" calcext:value-type="float">
            <text:p>1.6508960</text:p>
          </table:table-cell>
          <table:table-cell office:value-type="float" office:value="0.09385849" calcext:value-type="float">
            <text:p>0.0938585</text:p>
          </table:table-cell>
          <table:table-cell office:value-type="float" office:value="-0.08573711" calcext:value-type="float">
            <text:p>-0.0857371</text:p>
          </table:table-cell>
        </table:table-row>
        <table:table-row table:style-name="ro1">
          <table:table-cell office:value-type="float" office:value="1.684588" calcext:value-type="float">
            <text:p>1.6845880</text:p>
          </table:table-cell>
          <table:table-cell office:value-type="float" office:value="0.09049004" calcext:value-type="float">
            <text:p>0.0904900</text:p>
          </table:table-cell>
          <table:table-cell office:value-type="float" office:value="-0.08847968" calcext:value-type="float">
            <text:p>-0.0884797</text:p>
          </table:table-cell>
        </table:table-row>
        <table:table-row table:style-name="ro1">
          <table:table-cell office:value-type="float" office:value="1.71828" calcext:value-type="float">
            <text:p>1.7182800</text:p>
          </table:table-cell>
          <table:table-cell office:value-type="float" office:value="0.08802802" calcext:value-type="float">
            <text:p>0.0880280</text:p>
          </table:table-cell>
          <table:table-cell office:value-type="float" office:value="-0.09024503" calcext:value-type="float">
            <text:p>-0.0902450</text:p>
          </table:table-cell>
        </table:table-row>
        <table:table-row table:style-name="ro1">
          <table:table-cell office:value-type="float" office:value="1.751971" calcext:value-type="float">
            <text:p>1.7519710</text:p>
          </table:table-cell>
          <table:table-cell office:value-type="float" office:value="0.08700497" calcext:value-type="float">
            <text:p>0.0870050</text:p>
          </table:table-cell>
          <table:table-cell office:value-type="float" office:value="-0.09095778" calcext:value-type="float">
            <text:p>-0.0909578</text:p>
          </table:table-cell>
        </table:table-row>
        <table:table-row table:style-name="ro1">
          <table:table-cell office:value-type="float" office:value="1.785663" calcext:value-type="float">
            <text:p>1.7856630</text:p>
          </table:table-cell>
          <table:table-cell office:value-type="float" office:value="0.08748127" calcext:value-type="float">
            <text:p>0.0874813</text:p>
          </table:table-cell>
          <table:table-cell office:value-type="float" office:value="-0.09066548" calcext:value-type="float">
            <text:p>-0.0906655</text:p>
          </table:table-cell>
        </table:table-row>
        <table:table-row table:style-name="ro1">
          <table:table-cell office:value-type="float" office:value="1.819355" calcext:value-type="float">
            <text:p>1.8193550</text:p>
          </table:table-cell>
          <table:table-cell office:value-type="float" office:value="0.08941454" calcext:value-type="float">
            <text:p>0.0894145</text:p>
          </table:table-cell>
          <table:table-cell office:value-type="float" office:value="-0.08942806" calcext:value-type="float">
            <text:p>-0.0894281</text:p>
          </table:table-cell>
        </table:table-row>
        <table:table-row table:style-name="ro1">
          <table:table-cell office:value-type="float" office:value="1.853047" calcext:value-type="float">
            <text:p>1.8530470</text:p>
          </table:table-cell>
          <table:table-cell office:value-type="float" office:value="0.09222802" calcext:value-type="float">
            <text:p>0.0922280</text:p>
          </table:table-cell>
          <table:table-cell office:value-type="float" office:value="-0.08718086" calcext:value-type="float">
            <text:p>-0.0871809</text:p>
          </table:table-cell>
        </table:table-row>
        <table:table-row table:style-name="ro1">
          <table:table-cell office:value-type="float" office:value="1.886738" calcext:value-type="float">
            <text:p>1.8867380</text:p>
          </table:table-cell>
          <table:table-cell office:value-type="float" office:value="0.09560111" calcext:value-type="float">
            <text:p>0.0956011</text:p>
          </table:table-cell>
          <table:table-cell office:value-type="float" office:value="-0.08450245" calcext:value-type="float">
            <text:p>-0.0845025</text:p>
          </table:table-cell>
        </table:table-row>
        <table:table-row table:style-name="ro1">
          <table:table-cell office:value-type="float" office:value="1.92043" calcext:value-type="float">
            <text:p>1.9204300</text:p>
          </table:table-cell>
          <table:table-cell office:value-type="float" office:value="0.09882135" calcext:value-type="float">
            <text:p>0.0988214</text:p>
          </table:table-cell>
          <table:table-cell office:value-type="float" office:value="-0.0818409" calcext:value-type="float">
            <text:p>-0.0818409</text:p>
          </table:table-cell>
        </table:table-row>
        <table:table-row table:style-name="ro1">
          <table:table-cell office:value-type="float" office:value="1.954122" calcext:value-type="float">
            <text:p>1.9541220</text:p>
          </table:table-cell>
          <table:table-cell office:value-type="float" office:value="0.1011572" calcext:value-type="float">
            <text:p>0.1011572</text:p>
          </table:table-cell>
          <table:table-cell office:value-type="float" office:value="-0.07945396" calcext:value-type="float">
            <text:p>-0.0794540</text:p>
          </table:table-cell>
        </table:table-row>
        <table:table-row table:style-name="ro1">
          <table:table-cell office:value-type="float" office:value="1.987814" calcext:value-type="float">
            <text:p>1.9878140</text:p>
          </table:table-cell>
          <table:table-cell office:value-type="float" office:value="0.102518" calcext:value-type="float">
            <text:p>0.1025180</text:p>
          </table:table-cell>
          <table:table-cell office:value-type="float" office:value="-0.07817682" calcext:value-type="float">
            <text:p>-0.0781768</text:p>
          </table:table-cell>
        </table:table-row>
        <table:table-row table:style-name="ro1">
          <table:table-cell office:value-type="float" office:value="2.021505" calcext:value-type="float">
            <text:p>2.0215050</text:p>
          </table:table-cell>
          <table:table-cell office:value-type="float" office:value="0.1027563" calcext:value-type="float">
            <text:p>0.1027563</text:p>
          </table:table-cell>
          <table:table-cell office:value-type="float" office:value="-0.0779317" calcext:value-type="float">
            <text:p>-0.0779317</text:p>
          </table:table-cell>
        </table:table-row>
        <table:table-row table:style-name="ro1">
          <table:table-cell office:value-type="float" office:value="2.055197" calcext:value-type="float">
            <text:p>2.0551970</text:p>
          </table:table-cell>
          <table:table-cell office:value-type="float" office:value="0.1017889" calcext:value-type="float">
            <text:p>0.1017889</text:p>
          </table:table-cell>
          <table:table-cell office:value-type="float" office:value="-0.07884429" calcext:value-type="float">
            <text:p>-0.0788443</text:p>
          </table:table-cell>
        </table:table-row>
        <table:table-row table:style-name="ro1">
          <table:table-cell office:value-type="float" office:value="2.088889" calcext:value-type="float">
            <text:p>2.0888890</text:p>
          </table:table-cell>
          <table:table-cell office:value-type="float" office:value="0.09982828" calcext:value-type="float">
            <text:p>0.0998283</text:p>
          </table:table-cell>
          <table:table-cell office:value-type="float" office:value="-0.08072175" calcext:value-type="float">
            <text:p>-0.0807218</text:p>
          </table:table-cell>
        </table:table-row>
        <table:table-row table:style-name="ro1">
          <table:table-cell office:value-type="float" office:value="2.122581" calcext:value-type="float">
            <text:p>2.1225810</text:p>
          </table:table-cell>
          <table:table-cell office:value-type="float" office:value="0.09720059" calcext:value-type="float">
            <text:p>0.0972006</text:p>
          </table:table-cell>
          <table:table-cell office:value-type="float" office:value="-0.08317087" calcext:value-type="float">
            <text:p>-0.0831709</text:p>
          </table:table-cell>
        </table:table-row>
        <table:table-row table:style-name="ro1">
          <table:table-cell office:value-type="float" office:value="2.156272" calcext:value-type="float">
            <text:p>2.1562720</text:p>
          </table:table-cell>
          <table:table-cell office:value-type="float" office:value="0.09424659" calcext:value-type="float">
            <text:p>0.0942466</text:p>
          </table:table-cell>
          <table:table-cell office:value-type="float" office:value="-0.08566482" calcext:value-type="float">
            <text:p>-0.0856648</text:p>
          </table:table-cell>
        </table:table-row>
        <table:table-row table:style-name="ro1">
          <table:table-cell office:value-type="float" office:value="2.189964" calcext:value-type="float">
            <text:p>2.1899640</text:p>
          </table:table-cell>
          <table:table-cell office:value-type="float" office:value="0.09148847" calcext:value-type="float">
            <text:p>0.0914885</text:p>
          </table:table-cell>
          <table:table-cell office:value-type="float" office:value="-0.0877563" calcext:value-type="float">
            <text:p>-0.0877563</text:p>
          </table:table-cell>
        </table:table-row>
        <table:table-row table:style-name="ro1">
          <table:table-cell office:value-type="float" office:value="2.223656" calcext:value-type="float">
            <text:p>2.2236560</text:p>
          </table:table-cell>
          <table:table-cell office:value-type="float" office:value="0.08954723" calcext:value-type="float">
            <text:p>0.0895472</text:p>
          </table:table-cell>
          <table:table-cell office:value-type="float" office:value="-0.08916624" calcext:value-type="float">
            <text:p>-0.0891662</text:p>
          </table:table-cell>
        </table:table-row>
        <table:table-row table:style-name="ro1">
          <table:table-cell office:value-type="float" office:value="2.257348" calcext:value-type="float">
            <text:p>2.2573480</text:p>
          </table:table-cell>
          <table:table-cell office:value-type="float" office:value="0.08877474" calcext:value-type="float">
            <text:p>0.0887747</text:p>
          </table:table-cell>
          <table:table-cell office:value-type="float" office:value="-0.08983004" calcext:value-type="float">
            <text:p>-0.0898300</text:p>
          </table:table-cell>
        </table:table-row>
        <table:table-row table:style-name="ro1">
          <table:table-cell office:value-type="float" office:value="2.291039" calcext:value-type="float">
            <text:p>2.2910390</text:p>
          </table:table-cell>
          <table:table-cell office:value-type="float" office:value="0.08915262" calcext:value-type="float">
            <text:p>0.0891526</text:p>
          </table:table-cell>
          <table:table-cell office:value-type="float" office:value="-0.08962267" calcext:value-type="float">
            <text:p>-0.0896227</text:p>
          </table:table-cell>
        </table:table-row>
        <table:table-row table:style-name="ro1">
          <table:table-cell office:value-type="float" office:value="2.324731" calcext:value-type="float">
            <text:p>2.3247310</text:p>
          </table:table-cell>
          <table:table-cell office:value-type="float" office:value="0.09063779" calcext:value-type="float">
            <text:p>0.0906378</text:p>
          </table:table-cell>
          <table:table-cell office:value-type="float" office:value="-0.08864548" calcext:value-type="float">
            <text:p>-0.0886455</text:p>
          </table:table-cell>
        </table:table-row>
        <table:table-row table:style-name="ro1">
          <table:table-cell office:value-type="float" office:value="2.358423" calcext:value-type="float">
            <text:p>2.3584230</text:p>
          </table:table-cell>
          <table:table-cell office:value-type="float" office:value="0.09297236" calcext:value-type="float">
            <text:p>0.0929724</text:p>
          </table:table-cell>
          <table:table-cell office:value-type="float" office:value="-0.08677443" calcext:value-type="float">
            <text:p>-0.0867744</text:p>
          </table:table-cell>
        </table:table-row>
        <table:table-row table:style-name="ro1">
          <table:table-cell office:value-type="float" office:value="2.392115" calcext:value-type="float">
            <text:p>2.3921150</text:p>
          </table:table-cell>
          <table:table-cell office:value-type="float" office:value="0.0956043" calcext:value-type="float">
            <text:p>0.0956043</text:p>
          </table:table-cell>
          <table:table-cell office:value-type="float" office:value="-0.08464161" calcext:value-type="float">
            <text:p>-0.0846416</text:p>
          </table:table-cell>
        </table:table-row>
        <table:table-row table:style-name="ro1">
          <table:table-cell office:value-type="float" office:value="2.425806" calcext:value-type="float">
            <text:p>2.4258060</text:p>
          </table:table-cell>
          <table:table-cell office:value-type="float" office:value="0.0981513" calcext:value-type="float">
            <text:p>0.0981513</text:p>
          </table:table-cell>
          <table:table-cell office:value-type="float" office:value="-0.08246869" calcext:value-type="float">
            <text:p>-0.0824687</text:p>
          </table:table-cell>
        </table:table-row>
        <table:table-row table:style-name="ro1">
          <table:table-cell office:value-type="float" office:value="2.459498" calcext:value-type="float">
            <text:p>2.4594980</text:p>
          </table:table-cell>
          <table:table-cell office:value-type="float" office:value="0.1001623" calcext:value-type="float">
            <text:p>0.1001623</text:p>
          </table:table-cell>
          <table:table-cell office:value-type="float" office:value="-0.08061683" calcext:value-type="float">
            <text:p>-0.0806168</text:p>
          </table:table-cell>
        </table:table-row>
        <table:table-row table:style-name="ro1">
          <table:table-cell office:value-type="float" office:value="2.49319" calcext:value-type="float">
            <text:p>2.4931900</text:p>
          </table:table-cell>
          <table:table-cell office:value-type="float" office:value="0.1012629" calcext:value-type="float">
            <text:p>0.1012629</text:p>
          </table:table-cell>
          <table:table-cell office:value-type="float" office:value="-0.07951381" calcext:value-type="float">
            <text:p>-0.0795138</text:p>
          </table:table-cell>
        </table:table-row>
        <table:table-row table:style-name="ro1">
          <table:table-cell office:value-type="float" office:value="2.526882" calcext:value-type="float">
            <text:p>2.5268820</text:p>
          </table:table-cell>
          <table:table-cell office:value-type="float" office:value="0.1013924" calcext:value-type="float">
            <text:p>0.1013924</text:p>
          </table:table-cell>
          <table:table-cell office:value-type="float" office:value="-0.07937449" calcext:value-type="float">
            <text:p>-0.0793745</text:p>
          </table:table-cell>
        </table:table-row>
        <table:table-row table:style-name="ro1">
          <table:table-cell office:value-type="float" office:value="2.560573" calcext:value-type="float">
            <text:p>2.5605730</text:p>
          </table:table-cell>
          <table:table-cell office:value-type="float" office:value="0.100478" calcext:value-type="float">
            <text:p>0.1004780</text:p>
          </table:table-cell>
          <table:table-cell office:value-type="float" office:value="-0.08023763" calcext:value-type="float">
            <text:p>-0.0802376</text:p>
          </table:table-cell>
        </table:table-row>
        <table:table-row table:style-name="ro1">
          <table:table-cell office:value-type="float" office:value="2.594265" calcext:value-type="float">
            <text:p>2.5942650</text:p>
          </table:table-cell>
          <table:table-cell office:value-type="float" office:value="0.09883752" calcext:value-type="float">
            <text:p>0.0988375</text:p>
          </table:table-cell>
          <table:table-cell office:value-type="float" office:value="-0.08177591" calcext:value-type="float">
            <text:p>-0.0817759</text:p>
          </table:table-cell>
        </table:table-row>
        <table:table-row table:style-name="ro1">
          <table:table-cell office:value-type="float" office:value="2.627957" calcext:value-type="float">
            <text:p>2.6279570</text:p>
          </table:table-cell>
          <table:table-cell office:value-type="float" office:value="0.09420336" calcext:value-type="float">
            <text:p>0.0942034</text:p>
          </table:table-cell>
          <table:table-cell office:value-type="float" office:value="-0.08561777" calcext:value-type="float">
            <text:p>-0.0856178</text:p>
          </table:table-cell>
        </table:table-row>
        <table:table-row table:style-name="ro1">
          <table:table-cell office:value-type="float" office:value="2.661649" calcext:value-type="float">
            <text:p>2.6616490</text:p>
          </table:table-cell>
          <table:table-cell office:value-type="float" office:value="0.09206482" calcext:value-type="float">
            <text:p>0.0920648</text:p>
          </table:table-cell>
          <table:table-cell office:value-type="float" office:value="-0.08738731" calcext:value-type="float">
            <text:p>-0.0873873</text:p>
          </table:table-cell>
        </table:table-row>
        <table:table-row table:style-name="ro1">
          <table:table-cell office:value-type="float" office:value="2.695341" calcext:value-type="float">
            <text:p>2.6953410</text:p>
          </table:table-cell>
          <table:table-cell office:value-type="float" office:value="0.09057362" calcext:value-type="float">
            <text:p>0.0905736</text:p>
          </table:table-cell>
          <table:table-cell office:value-type="float" office:value="-0.08857821" calcext:value-type="float">
            <text:p>-0.0885782</text:p>
          </table:table-cell>
        </table:table-row>
        <table:table-row table:style-name="ro1">
          <table:table-cell office:value-type="float" office:value="2.729032" calcext:value-type="float">
            <text:p>2.7290320</text:p>
          </table:table-cell>
          <table:table-cell office:value-type="float" office:value="0.08991209" calcext:value-type="float">
            <text:p>0.0899121</text:p>
          </table:table-cell>
          <table:table-cell office:value-type="float" office:value="-0.08904262" calcext:value-type="float">
            <text:p>-0.0890426</text:p>
          </table:table-cell>
        </table:table-row>
        <table:table-row table:style-name="ro1">
          <table:table-cell office:value-type="float" office:value="2.762724" calcext:value-type="float">
            <text:p>2.7627240</text:p>
          </table:table-cell>
          <table:table-cell office:value-type="float" office:value="0.09015481" calcext:value-type="float">
            <text:p>0.0901548</text:p>
          </table:table-cell>
          <table:table-cell office:value-type="float" office:value="-0.0888405" calcext:value-type="float">
            <text:p>-0.0888405</text:p>
          </table:table-cell>
        </table:table-row>
        <table:table-row table:style-name="ro1">
          <table:table-cell office:value-type="float" office:value="2.796416" calcext:value-type="float">
            <text:p>2.7964160</text:p>
          </table:table-cell>
          <table:table-cell office:value-type="float" office:value="0.09136715" calcext:value-type="float">
            <text:p>0.0913672</text:p>
          </table:table-cell>
          <table:table-cell office:value-type="float" office:value="-0.08804579" calcext:value-type="float">
            <text:p>-0.0880458</text:p>
          </table:table-cell>
        </table:table-row>
        <table:table-row table:style-name="ro1">
          <table:table-cell office:value-type="float" office:value="2.830108" calcext:value-type="float">
            <text:p>2.8301080</text:p>
          </table:table-cell>
          <table:table-cell office:value-type="float" office:value="0.09327846" calcext:value-type="float">
            <text:p>0.0932785</text:p>
          </table:table-cell>
          <table:table-cell office:value-type="float" office:value="-0.08664517" calcext:value-type="float">
            <text:p>-0.0866452</text:p>
          </table:table-cell>
        </table:table-row>
        <table:table-row table:style-name="ro1">
          <table:table-cell office:value-type="float" office:value="2.863799" calcext:value-type="float">
            <text:p>2.8637990</text:p>
          </table:table-cell>
          <table:table-cell office:value-type="float" office:value="0.09540943" calcext:value-type="float">
            <text:p>0.0954094</text:p>
          </table:table-cell>
          <table:table-cell office:value-type="float" office:value="-0.08488133" calcext:value-type="float">
            <text:p>-0.0848813</text:p>
          </table:table-cell>
        </table:table-row>
        <table:table-row table:style-name="ro1">
          <table:table-cell office:value-type="float" office:value="2.897491" calcext:value-type="float">
            <text:p>2.8974910</text:p>
          </table:table-cell>
          <table:table-cell office:value-type="float" office:value="0.09743759" calcext:value-type="float">
            <text:p>0.0974376</text:p>
          </table:table-cell>
          <table:table-cell office:value-type="float" office:value="-0.08313265" calcext:value-type="float">
            <text:p>-0.0831327</text:p>
          </table:table-cell>
        </table:table-row>
        <table:table-row table:style-name="ro1">
          <table:table-cell office:value-type="float" office:value="2.931183" calcext:value-type="float">
            <text:p>2.9311830</text:p>
          </table:table-cell>
          <table:table-cell office:value-type="float" office:value="0.09902131" calcext:value-type="float">
            <text:p>0.0990213</text:p>
          </table:table-cell>
          <table:table-cell office:value-type="float" office:value="-0.08165408" calcext:value-type="float">
            <text:p>-0.0816541</text:p>
          </table:table-cell>
        </table:table-row>
        <table:table-row table:style-name="ro1">
          <table:table-cell office:value-type="float" office:value="2.964875" calcext:value-type="float">
            <text:p>2.9648750</text:p>
          </table:table-cell>
          <table:table-cell office:value-type="float" office:value="0.09998385" calcext:value-type="float">
            <text:p>0.0999839</text:p>
          </table:table-cell>
          <table:table-cell office:value-type="float" office:value="-0.08075582" calcext:value-type="float">
            <text:p>-0.0807558</text:p>
          </table:table-cell>
        </table:table-row>
        <table:table-row table:style-name="ro1">
          <table:table-cell office:value-type="float" office:value="2.998566" calcext:value-type="float">
            <text:p>2.9985660</text:p>
          </table:table-cell>
          <table:table-cell office:value-type="float" office:value="0.1001281" calcext:value-type="float">
            <text:p>0.1001281</text:p>
          </table:table-cell>
          <table:table-cell office:value-type="float" office:value="-0.08055566" calcext:value-type="float">
            <text:p>-0.0805557</text:p>
          </table:table-cell>
        </table:table-row>
        <table:table-row table:style-name="ro1">
          <table:table-cell office:value-type="float" office:value="3.032258" calcext:value-type="float">
            <text:p>3.0322580</text:p>
          </table:table-cell>
          <table:table-cell office:value-type="float" office:value="0.09951776" calcext:value-type="float">
            <text:p>0.0995178</text:p>
          </table:table-cell>
          <table:table-cell office:value-type="float" office:value="-0.08116694" calcext:value-type="float">
            <text:p>-0.0811669</text:p>
          </table:table-cell>
        </table:table-row>
        <table:table-row table:style-name="ro1">
          <table:table-cell office:value-type="float" office:value="3.06595" calcext:value-type="float">
            <text:p>3.0659500</text:p>
          </table:table-cell>
          <table:table-cell office:value-type="float" office:value="0.09816447" calcext:value-type="float">
            <text:p>0.0981645</text:p>
          </table:table-cell>
          <table:table-cell office:value-type="float" office:value="-0.08245388" calcext:value-type="float">
            <text:p>-0.0824539</text:p>
          </table:table-cell>
        </table:table-row>
        <table:table-row table:style-name="ro1">
          <table:table-cell office:value-type="float" office:value="3.099642" calcext:value-type="float">
            <text:p>3.0996420</text:p>
          </table:table-cell>
          <table:table-cell office:value-type="float" office:value="0.09647733" calcext:value-type="float">
            <text:p>0.0964773</text:p>
          </table:table-cell>
          <table:table-cell office:value-type="float" office:value="-0.08394787" calcext:value-type="float">
            <text:p>-0.0839479</text:p>
          </table:table-cell>
        </table:table-row>
        <table:table-row table:style-name="ro1">
          <table:table-cell office:value-type="float" office:value="3.133333" calcext:value-type="float">
            <text:p>3.1333330</text:p>
          </table:table-cell>
          <table:table-cell office:value-type="float" office:value="0.09452939" calcext:value-type="float">
            <text:p>0.0945294</text:p>
          </table:table-cell>
          <table:table-cell office:value-type="float" office:value="-0.08562868" calcext:value-type="float">
            <text:p>-0.0856287</text:p>
          </table:table-cell>
        </table:table-row>
        <table:table-row table:style-name="ro1">
          <table:table-cell office:value-type="float" office:value="3.167025" calcext:value-type="float">
            <text:p>3.1670250</text:p>
          </table:table-cell>
          <table:table-cell office:value-type="float" office:value="0.09265614" calcext:value-type="float">
            <text:p>0.0926561</text:p>
          </table:table-cell>
          <table:table-cell office:value-type="float" office:value="-0.087038" calcext:value-type="float">
            <text:p>-0.0870380</text:p>
          </table:table-cell>
        </table:table-row>
        <table:table-row table:style-name="ro1">
          <table:table-cell office:value-type="float" office:value="3.200717" calcext:value-type="float">
            <text:p>3.2007170</text:p>
          </table:table-cell>
          <table:table-cell office:value-type="float" office:value="0.09144906" calcext:value-type="float">
            <text:p>0.0914491</text:p>
          </table:table-cell>
          <table:table-cell office:value-type="float" office:value="-0.08804848" calcext:value-type="float">
            <text:p>-0.0880485</text:p>
          </table:table-cell>
        </table:table-row>
        <table:table-row table:style-name="ro1">
          <table:table-cell office:value-type="float" office:value="3.234409" calcext:value-type="float">
            <text:p>3.2344090</text:p>
          </table:table-cell>
          <table:table-cell office:value-type="float" office:value="0.0908634" calcext:value-type="float">
            <text:p>0.0908634</text:p>
          </table:table-cell>
          <table:table-cell office:value-type="float" office:value="-0.08850612" calcext:value-type="float">
            <text:p>-0.0885061</text:p>
          </table:table-cell>
        </table:table-row>
        <table:table-row table:style-name="ro1">
          <table:table-cell office:value-type="float" office:value="3.2681" calcext:value-type="float">
            <text:p>3.2681000</text:p>
          </table:table-cell>
          <table:table-cell office:value-type="float" office:value="0.09111649" calcext:value-type="float">
            <text:p>0.0911165</text:p>
          </table:table-cell>
          <table:table-cell office:value-type="float" office:value="-0.0882434" calcext:value-type="float">
            <text:p>-0.0882434</text:p>
          </table:table-cell>
        </table:table-row>
        <table:table-row table:style-name="ro1">
          <table:table-cell office:value-type="float" office:value="3.301792" calcext:value-type="float">
            <text:p>3.3017920</text:p>
          </table:table-cell>
          <table:table-cell office:value-type="float" office:value="0.09202664" calcext:value-type="float">
            <text:p>0.0920266</text:p>
          </table:table-cell>
          <table:table-cell office:value-type="float" office:value="-0.08753955" calcext:value-type="float">
            <text:p>-0.0875396</text:p>
          </table:table-cell>
        </table:table-row>
        <table:table-row table:style-name="ro1">
          <table:table-cell office:value-type="float" office:value="3.335484" calcext:value-type="float">
            <text:p>3.3354840</text:p>
          </table:table-cell>
          <table:table-cell office:value-type="float" office:value="0.09344045" calcext:value-type="float">
            <text:p>0.0934405</text:p>
          </table:table-cell>
          <table:table-cell office:value-type="float" office:value="-0.08633123" calcext:value-type="float">
            <text:p>-0.0863312</text:p>
          </table:table-cell>
        </table:table-row>
        <table:table-row table:style-name="ro1">
          <table:table-cell office:value-type="float" office:value="3.369176" calcext:value-type="float">
            <text:p>3.3691760</text:p>
          </table:table-cell>
          <table:table-cell office:value-type="float" office:value="0.09516705" calcext:value-type="float">
            <text:p>0.0951671</text:p>
          </table:table-cell>
          <table:table-cell office:value-type="float" office:value="-0.08493204" calcext:value-type="float">
            <text:p>-0.0849320</text:p>
          </table:table-cell>
        </table:table-row>
        <table:table-row table:style-name="ro1">
          <table:table-cell office:value-type="float" office:value="3.402867" calcext:value-type="float">
            <text:p>3.4028670</text:p>
          </table:table-cell>
          <table:table-cell office:value-type="float" office:value="0.09683005" calcext:value-type="float">
            <text:p>0.0968301</text:p>
          </table:table-cell>
          <table:table-cell office:value-type="float" office:value="-0.08343532" calcext:value-type="float">
            <text:p>-0.0834353</text:p>
          </table:table-cell>
        </table:table-row>
        <table:table-row table:style-name="ro1">
          <table:table-cell office:value-type="float" office:value="3.436559" calcext:value-type="float">
            <text:p>3.4365590</text:p>
          </table:table-cell>
          <table:table-cell office:value-type="float" office:value="0.09813226" calcext:value-type="float">
            <text:p>0.0981323</text:p>
          </table:table-cell>
          <table:table-cell office:value-type="float" office:value="-0.08224281" calcext:value-type="float">
            <text:p>-0.0822428</text:p>
          </table:table-cell>
        </table:table-row>
        <table:table-row table:style-name="ro1">
          <table:table-cell office:value-type="float" office:value="3.470251" calcext:value-type="float">
            <text:p>3.4702510</text:p>
          </table:table-cell>
          <table:table-cell office:value-type="float" office:value="0.09891785" calcext:value-type="float">
            <text:p>0.0989179</text:p>
          </table:table-cell>
          <table:table-cell office:value-type="float" office:value="-0.08154835" calcext:value-type="float">
            <text:p>-0.0815484</text:p>
          </table:table-cell>
        </table:table-row>
        <table:table-row table:style-name="ro1">
          <table:table-cell office:value-type="float" office:value="3.503943" calcext:value-type="float">
            <text:p>3.5039430</text:p>
          </table:table-cell>
          <table:table-cell office:value-type="float" office:value="0.0989105" calcext:value-type="float">
            <text:p>0.0989105</text:p>
          </table:table-cell>
          <table:table-cell office:value-type="float" office:value="-0.08144973" calcext:value-type="float">
            <text:p>-0.0814497</text:p>
          </table:table-cell>
        </table:table-row>
        <table:table-row table:style-name="ro1">
          <table:table-cell office:value-type="float" office:value="3.537634" calcext:value-type="float">
            <text:p>3.5376340</text:p>
          </table:table-cell>
          <table:table-cell office:value-type="float" office:value="0.0983214" calcext:value-type="float">
            <text:p>0.0983214</text:p>
          </table:table-cell>
          <table:table-cell office:value-type="float" office:value="-0.08196813" calcext:value-type="float">
            <text:p>-0.0819681</text:p>
          </table:table-cell>
        </table:table-row>
        <table:table-row table:style-name="ro1">
          <table:table-cell office:value-type="float" office:value="3.571326" calcext:value-type="float">
            <text:p>3.5713260</text:p>
          </table:table-cell>
          <table:table-cell office:value-type="float" office:value="0.09726947" calcext:value-type="float">
            <text:p>0.0972695</text:p>
          </table:table-cell>
          <table:table-cell office:value-type="float" office:value="-0.08302759" calcext:value-type="float">
            <text:p>-0.0830276</text:p>
          </table:table-cell>
        </table:table-row>
        <table:table-row table:style-name="ro1">
          <table:table-cell office:value-type="float" office:value="3.605018" calcext:value-type="float">
            <text:p>3.6050180</text:p>
          </table:table-cell>
          <table:table-cell office:value-type="float" office:value="0.09583019" calcext:value-type="float">
            <text:p>0.0958302</text:p>
          </table:table-cell>
          <table:table-cell office:value-type="float" office:value="-0.08433209" calcext:value-type="float">
            <text:p>-0.0843321</text:p>
          </table:table-cell>
        </table:table-row>
        <table:table-row table:style-name="ro1">
          <table:table-cell office:value-type="float" office:value="3.63871" calcext:value-type="float">
            <text:p>3.6387100</text:p>
          </table:table-cell>
          <table:table-cell office:value-type="float" office:value="0.09432143" calcext:value-type="float">
            <text:p>0.0943214</text:p>
          </table:table-cell>
          <table:table-cell office:value-type="float" office:value="-0.08559137" calcext:value-type="float">
            <text:p>-0.0855914</text:p>
          </table:table-cell>
        </table:table-row>
        <table:table-row table:style-name="ro1">
          <table:table-cell office:value-type="float" office:value="3.672401" calcext:value-type="float">
            <text:p>3.6724010</text:p>
          </table:table-cell>
          <table:table-cell office:value-type="float" office:value="0.09284803" calcext:value-type="float">
            <text:p>0.0928480</text:p>
          </table:table-cell>
          <table:table-cell office:value-type="float" office:value="-0.08678945" calcext:value-type="float">
            <text:p>-0.0867895</text:p>
          </table:table-cell>
        </table:table-row>
        <table:table-row table:style-name="ro1">
          <table:table-cell office:value-type="float" office:value="3.706093" calcext:value-type="float">
            <text:p>3.7060930</text:p>
          </table:table-cell>
          <table:table-cell office:value-type="float" office:value="0.09175025" calcext:value-type="float">
            <text:p>0.0917503</text:p>
          </table:table-cell>
          <table:table-cell office:value-type="float" office:value="-0.08749872" calcext:value-type="float">
            <text:p>-0.0874987</text:p>
          </table:table-cell>
        </table:table-row>
        <table:table-row table:style-name="ro1">
          <table:table-cell office:value-type="float" office:value="3.739785" calcext:value-type="float">
            <text:p>3.7397850</text:p>
          </table:table-cell>
          <table:table-cell office:value-type="float" office:value="0.09133352" calcext:value-type="float">
            <text:p>0.0913335</text:p>
          </table:table-cell>
          <table:table-cell office:value-type="float" office:value="-0.08791625" calcext:value-type="float">
            <text:p>-0.0879163</text:p>
          </table:table-cell>
        </table:table-row>
        <table:table-row table:style-name="ro1">
          <table:table-cell office:value-type="float" office:value="3.773477" calcext:value-type="float">
            <text:p>3.7734770</text:p>
          </table:table-cell>
          <table:table-cell office:value-type="float" office:value="0.09159888" calcext:value-type="float">
            <text:p>0.0915989</text:p>
          </table:table-cell>
          <table:table-cell office:value-type="float" office:value="-0.087763" calcext:value-type="float">
            <text:p>-0.0877630</text:p>
          </table:table-cell>
        </table:table-row>
        <table:table-row table:style-name="ro1">
          <table:table-cell office:value-type="float" office:value="3.807168" calcext:value-type="float">
            <text:p>3.8071680</text:p>
          </table:table-cell>
          <table:table-cell office:value-type="float" office:value="0.09242875" calcext:value-type="float">
            <text:p>0.0924288</text:p>
          </table:table-cell>
          <table:table-cell office:value-type="float" office:value="-0.08709442" calcext:value-type="float">
            <text:p>-0.0870944</text:p>
          </table:table-cell>
        </table:table-row>
        <table:table-row table:style-name="ro1">
          <table:table-cell office:value-type="float" office:value="3.84086" calcext:value-type="float">
            <text:p>3.8408600</text:p>
          </table:table-cell>
          <table:table-cell office:value-type="float" office:value="0.09370082" calcext:value-type="float">
            <text:p>0.0937008</text:p>
          </table:table-cell>
          <table:table-cell office:value-type="float" office:value="-0.08614531" calcext:value-type="float">
            <text:p>-0.0861453</text:p>
          </table:table-cell>
        </table:table-row>
        <table:table-row table:style-name="ro1">
          <table:table-cell office:value-type="float" office:value="3.874552" calcext:value-type="float">
            <text:p>3.8745520</text:p>
          </table:table-cell>
          <table:table-cell office:value-type="float" office:value="0.09507191" calcext:value-type="float">
            <text:p>0.0950719</text:p>
          </table:table-cell>
          <table:table-cell office:value-type="float" office:value="-0.08486206" calcext:value-type="float">
            <text:p>-0.0848621</text:p>
          </table:table-cell>
        </table:table-row>
        <table:table-row table:style-name="ro1">
          <table:table-cell office:value-type="float" office:value="3.908244" calcext:value-type="float">
            <text:p>3.9082440</text:p>
          </table:table-cell>
          <table:table-cell office:value-type="float" office:value="0.09647496" calcext:value-type="float">
            <text:p>0.0964750</text:p>
          </table:table-cell>
          <table:table-cell office:value-type="float" office:value="-0.08375213" calcext:value-type="float">
            <text:p>-0.0837521</text:p>
          </table:table-cell>
        </table:table-row>
        <table:table-row table:style-name="ro1">
          <table:table-cell office:value-type="float" office:value="3.941935" calcext:value-type="float">
            <text:p>3.9419350</text:p>
          </table:table-cell>
          <table:table-cell office:value-type="float" office:value="0.09761517" calcext:value-type="float">
            <text:p>0.0976152</text:p>
          </table:table-cell>
          <table:table-cell office:value-type="float" office:value="-0.0828126" calcext:value-type="float">
            <text:p>-0.0828126</text:p>
          </table:table-cell>
        </table:table-row>
        <table:table-row table:style-name="ro1">
          <table:table-cell office:value-type="float" office:value="3.975627" calcext:value-type="float">
            <text:p>3.9756270</text:p>
          </table:table-cell>
          <table:table-cell office:value-type="float" office:value="0.09820303" calcext:value-type="float">
            <text:p>0.0982030</text:p>
          </table:table-cell>
          <table:table-cell office:value-type="float" office:value="-0.08236964" calcext:value-type="float">
            <text:p>-0.0823696</text:p>
          </table:table-cell>
        </table:table-row>
        <table:table-row table:style-name="ro1">
          <table:table-cell office:value-type="float" office:value="4.009319" calcext:value-type="float">
            <text:p>4.0093190</text:p>
          </table:table-cell>
          <table:table-cell office:value-type="float" office:value="0.0983127" calcext:value-type="float">
            <text:p>0.0983127</text:p>
          </table:table-cell>
          <table:table-cell office:value-type="float" office:value="-0.08227501" calcext:value-type="float">
            <text:p>-0.0822750</text:p>
          </table:table-cell>
        </table:table-row>
        <table:table-row table:style-name="ro1">
          <table:table-cell office:value-type="float" office:value="4.043011" calcext:value-type="float">
            <text:p>4.0430110</text:p>
          </table:table-cell>
          <table:table-cell office:value-type="float" office:value="0.09781432" calcext:value-type="float">
            <text:p>0.0978143</text:p>
          </table:table-cell>
          <table:table-cell office:value-type="float" office:value="-0.08266376" calcext:value-type="float">
            <text:p>-0.0826638</text:p>
          </table:table-cell>
        </table:table-row>
        <table:table-row table:style-name="ro1">
          <table:table-cell office:value-type="float" office:value="4.076703" calcext:value-type="float">
            <text:p>4.0767030</text:p>
          </table:table-cell>
          <table:table-cell office:value-type="float" office:value="0.09683679" calcext:value-type="float">
            <text:p>0.0968368</text:p>
          </table:table-cell>
          <table:table-cell office:value-type="float" office:value="-0.0834293" calcext:value-type="float">
            <text:p>-0.0834293</text:p>
          </table:table-cell>
        </table:table-row>
        <table:table-row table:style-name="ro1">
          <table:table-cell office:value-type="float" office:value="4.110394" calcext:value-type="float">
            <text:p>4.1103940</text:p>
          </table:table-cell>
          <table:table-cell office:value-type="float" office:value="0.09560214" calcext:value-type="float">
            <text:p>0.0956021</text:p>
          </table:table-cell>
          <table:table-cell office:value-type="float" office:value="-0.08444281" calcext:value-type="float">
            <text:p>-0.0844428</text:p>
          </table:table-cell>
        </table:table-row>
        <table:table-row table:style-name="ro1">
          <table:table-cell office:value-type="float" office:value="4.144086" calcext:value-type="float">
            <text:p>4.1440860</text:p>
          </table:table-cell>
          <table:table-cell office:value-type="float" office:value="0.09434647" calcext:value-type="float">
            <text:p>0.0943465</text:p>
          </table:table-cell>
          <table:table-cell office:value-type="float" office:value="-0.0854188" calcext:value-type="float">
            <text:p>-0.0854188</text:p>
          </table:table-cell>
        </table:table-row>
        <table:table-row table:style-name="ro1">
          <table:table-cell office:value-type="float" office:value="4.177778" calcext:value-type="float">
            <text:p>4.1777780</text:p>
          </table:table-cell>
          <table:table-cell office:value-type="float" office:value="0.09311373" calcext:value-type="float">
            <text:p>0.0931137</text:p>
          </table:table-cell>
          <table:table-cell office:value-type="float" office:value="-0.08646494" calcext:value-type="float">
            <text:p>-0.0864649</text:p>
          </table:table-cell>
        </table:table-row>
        <table:table-row table:style-name="ro1">
          <table:table-cell office:value-type="float" office:value="4.21147" calcext:value-type="float">
            <text:p>4.2114700</text:p>
          </table:table-cell>
          <table:table-cell office:value-type="float" office:value="0.09241379" calcext:value-type="float">
            <text:p>0.0924138</text:p>
          </table:table-cell>
          <table:table-cell office:value-type="float" office:value="-0.08712857" calcext:value-type="float">
            <text:p>-0.0871286</text:p>
          </table:table-cell>
        </table:table-row>
        <table:table-row table:style-name="ro1">
          <table:table-cell office:value-type="float" office:value="4.245161" calcext:value-type="float">
            <text:p>4.2451610</text:p>
          </table:table-cell>
          <table:table-cell office:value-type="float" office:value="0.09217624" calcext:value-type="float">
            <text:p>0.0921762</text:p>
          </table:table-cell>
          <table:table-cell office:value-type="float" office:value="-0.08739835" calcext:value-type="float">
            <text:p>-0.0873984</text:p>
          </table:table-cell>
        </table:table-row>
        <table:table-row table:style-name="ro1">
          <table:table-cell office:value-type="float" office:value="4.278853" calcext:value-type="float">
            <text:p>4.2788530</text:p>
          </table:table-cell>
          <table:table-cell office:value-type="float" office:value="0.09244996" calcext:value-type="float">
            <text:p>0.0924500</text:p>
          </table:table-cell>
          <table:table-cell office:value-type="float" office:value="-0.08728186" calcext:value-type="float">
            <text:p>-0.0872819</text:p>
          </table:table-cell>
        </table:table-row>
        <table:table-row table:style-name="ro1">
          <table:table-cell office:value-type="float" office:value="4.312545" calcext:value-type="float">
            <text:p>4.3125450</text:p>
          </table:table-cell>
          <table:table-cell office:value-type="float" office:value="0.09323419" calcext:value-type="float">
            <text:p>0.0932342</text:p>
          </table:table-cell>
          <table:table-cell office:value-type="float" office:value="-0.08673836" calcext:value-type="float">
            <text:p>-0.0867384</text:p>
          </table:table-cell>
        </table:table-row>
        <table:table-row table:style-name="ro1">
          <table:table-cell office:value-type="float" office:value="4.346237" calcext:value-type="float">
            <text:p>4.3462370</text:p>
          </table:table-cell>
          <table:table-cell office:value-type="float" office:value="0.09424627" calcext:value-type="float">
            <text:p>0.0942463</text:p>
          </table:table-cell>
          <table:table-cell office:value-type="float" office:value="-0.0858442" calcext:value-type="float">
            <text:p>-0.0858442</text:p>
          </table:table-cell>
        </table:table-row>
        <table:table-row table:style-name="ro1">
          <table:table-cell office:value-type="float" office:value="4.379928" calcext:value-type="float">
            <text:p>4.3799280</text:p>
          </table:table-cell>
          <table:table-cell office:value-type="float" office:value="0.09537991" calcext:value-type="float">
            <text:p>0.0953799</text:p>
          </table:table-cell>
          <table:table-cell office:value-type="float" office:value="-0.0848065" calcext:value-type="float">
            <text:p>-0.0848065</text:p>
          </table:table-cell>
        </table:table-row>
        <table:table-row table:style-name="ro1">
          <table:table-cell office:value-type="float" office:value="4.41362" calcext:value-type="float">
            <text:p>4.4136200</text:p>
          </table:table-cell>
          <table:table-cell office:value-type="float" office:value="0.09646798" calcext:value-type="float">
            <text:p>0.0964680</text:p>
          </table:table-cell>
          <table:table-cell office:value-type="float" office:value="-0.08390137" calcext:value-type="float">
            <text:p>-0.0839014</text:p>
          </table:table-cell>
        </table:table-row>
        <table:table-row table:style-name="ro1">
          <table:table-cell office:value-type="float" office:value="4.447312" calcext:value-type="float">
            <text:p>4.4473120</text:p>
          </table:table-cell>
          <table:table-cell office:value-type="float" office:value="0.09736911" calcext:value-type="float">
            <text:p>0.0973691</text:p>
          </table:table-cell>
          <table:table-cell office:value-type="float" office:value="-0.0831868" calcext:value-type="float">
            <text:p>-0.0831868</text:p>
          </table:table-cell>
        </table:table-row>
        <table:table-row table:style-name="ro1">
          <table:table-cell office:value-type="float" office:value="4.481004" calcext:value-type="float">
            <text:p>4.4810040</text:p>
          </table:table-cell>
          <table:table-cell office:value-type="float" office:value="0.09784087" calcext:value-type="float">
            <text:p>0.0978409</text:p>
          </table:table-cell>
          <table:table-cell office:value-type="float" office:value="-0.08272251" calcext:value-type="float">
            <text:p>-0.0827225</text:p>
          </table:table-cell>
        </table:table-row>
        <table:table-row table:style-name="ro1">
          <table:table-cell office:value-type="float" office:value="4.514695" calcext:value-type="float">
            <text:p>4.5146950</text:p>
          </table:table-cell>
          <table:table-cell office:value-type="float" office:value="0.09781768" calcext:value-type="float">
            <text:p>0.0978177</text:p>
          </table:table-cell>
          <table:table-cell office:value-type="float" office:value="-0.08259474" calcext:value-type="float">
            <text:p>-0.0825947</text:p>
          </table:table-cell>
        </table:table-row>
        <table:table-row table:style-name="ro1">
          <table:table-cell office:value-type="float" office:value="4.548387" calcext:value-type="float">
            <text:p>4.5483870</text:p>
          </table:table-cell>
          <table:table-cell office:value-type="float" office:value="0.09742209" calcext:value-type="float">
            <text:p>0.0974221</text:p>
          </table:table-cell>
          <table:table-cell office:value-type="float" office:value="-0.08297406" calcext:value-type="float">
            <text:p>-0.0829741</text:p>
          </table:table-cell>
        </table:table-row>
        <table:table-row table:style-name="ro1">
          <table:table-cell office:value-type="float" office:value="4.582079" calcext:value-type="float">
            <text:p>4.5820790</text:p>
          </table:table-cell>
          <table:table-cell office:value-type="float" office:value="0.0966967" calcext:value-type="float">
            <text:p>0.0966967</text:p>
          </table:table-cell>
          <table:table-cell office:value-type="float" office:value="-0.08366381" calcext:value-type="float">
            <text:p>-0.0836638</text:p>
          </table:table-cell>
        </table:table-row>
        <table:table-row table:style-name="ro1">
          <table:table-cell office:value-type="float" office:value="4.615771" calcext:value-type="float">
            <text:p>4.6157710</text:p>
          </table:table-cell>
          <table:table-cell office:value-type="float" office:value="0.09572036" calcext:value-type="float">
            <text:p>0.0957204</text:p>
          </table:table-cell>
          <table:table-cell office:value-type="float" office:value="-0.08459323" calcext:value-type="float">
            <text:p>-0.0845932</text:p>
          </table:table-cell>
        </table:table-row>
        <table:table-row table:style-name="ro1">
          <table:table-cell office:value-type="float" office:value="4.649462" calcext:value-type="float">
            <text:p>4.6494620</text:p>
          </table:table-cell>
          <table:table-cell office:value-type="float" office:value="0.09463683" calcext:value-type="float">
            <text:p>0.0946368</text:p>
          </table:table-cell>
          <table:table-cell office:value-type="float" office:value="-0.08555209" calcext:value-type="float">
            <text:p>-0.0855521</text:p>
          </table:table-cell>
        </table:table-row>
        <table:table-row table:style-name="ro1">
          <table:table-cell office:value-type="float" office:value="4.683154" calcext:value-type="float">
            <text:p>4.6831540</text:p>
          </table:table-cell>
          <table:table-cell office:value-type="float" office:value="0.09383239" calcext:value-type="float">
            <text:p>0.0938324</text:p>
          </table:table-cell>
          <table:table-cell office:value-type="float" office:value="-0.0863078" calcext:value-type="float">
            <text:p>-0.0863078</text:p>
          </table:table-cell>
        </table:table-row>
        <table:table-row table:style-name="ro1">
          <table:table-cell office:value-type="float" office:value="4.716846" calcext:value-type="float">
            <text:p>4.7168460</text:p>
          </table:table-cell>
          <table:table-cell office:value-type="float" office:value="0.0932049" calcext:value-type="float">
            <text:p>0.0932049</text:p>
          </table:table-cell>
          <table:table-cell office:value-type="float" office:value="-0.0869205" calcext:value-type="float">
            <text:p>-0.0869205</text:p>
          </table:table-cell>
        </table:table-row>
        <table:table-row table:style-name="ro1">
          <table:table-cell office:value-type="float" office:value="4.750538" calcext:value-type="float">
            <text:p>4.7505380</text:p>
          </table:table-cell>
          <table:table-cell office:value-type="float" office:value="0.0930535" calcext:value-type="float">
            <text:p>0.0930535</text:p>
          </table:table-cell>
          <table:table-cell office:value-type="float" office:value="-0.08708502" calcext:value-type="float">
            <text:p>-0.0870850</text:p>
          </table:table-cell>
        </table:table-row>
        <table:table-row table:style-name="ro1">
          <table:table-cell office:value-type="float" office:value="4.784229" calcext:value-type="float">
            <text:p>4.7842290</text:p>
          </table:table-cell>
          <table:table-cell office:value-type="float" office:value="0.09322755" calcext:value-type="float">
            <text:p>0.0932276</text:p>
          </table:table-cell>
          <table:table-cell office:value-type="float" office:value="-0.08697733" calcext:value-type="float">
            <text:p>-0.0869773</text:p>
          </table:table-cell>
        </table:table-row>
        <table:table-row table:style-name="ro1">
          <table:table-cell office:value-type="float" office:value="4.817921" calcext:value-type="float">
            <text:p>4.8179210</text:p>
          </table:table-cell>
          <table:table-cell office:value-type="float" office:value="0.09391509" calcext:value-type="float">
            <text:p>0.0939151</text:p>
          </table:table-cell>
          <table:table-cell office:value-type="float" office:value="-0.08644877" calcext:value-type="float">
            <text:p>-0.0864488</text:p>
          </table:table-cell>
        </table:table-row>
        <table:table-row table:style-name="ro1">
          <table:table-cell office:value-type="float" office:value="4.851613" calcext:value-type="float">
            <text:p>4.8516130</text:p>
          </table:table-cell>
          <table:table-cell office:value-type="float" office:value="0.09478932" calcext:value-type="float">
            <text:p>0.0947893</text:p>
          </table:table-cell>
          <table:table-cell office:value-type="float" office:value="-0.08579032" calcext:value-type="float">
            <text:p>-0.0857903</text:p>
          </table:table-cell>
        </table:table-row>
        <table:table-row table:style-name="ro1">
          <table:table-cell office:value-type="float" office:value="4.885305" calcext:value-type="float">
            <text:p>4.8853050</text:p>
          </table:table-cell>
          <table:table-cell office:value-type="float" office:value="0.09578283" calcext:value-type="float">
            <text:p>0.0957828</text:p>
          </table:table-cell>
          <table:table-cell office:value-type="float" office:value="-0.08491162" calcext:value-type="float">
            <text:p>-0.0849116</text:p>
          </table:table-cell>
        </table:table-row>
        <table:table-row table:style-name="ro1">
          <table:table-cell office:value-type="float" office:value="4.918996" calcext:value-type="float">
            <text:p>4.9189960</text:p>
          </table:table-cell>
          <table:table-cell office:value-type="float" office:value="0.09667938" calcext:value-type="float">
            <text:p>0.0966794</text:p>
          </table:table-cell>
          <table:table-cell office:value-type="float" office:value="-0.08413898" calcext:value-type="float">
            <text:p>-0.0841390</text:p>
          </table:table-cell>
        </table:table-row>
        <table:table-row table:style-name="ro1">
          <table:table-cell office:value-type="float" office:value="4.952688" calcext:value-type="float">
            <text:p>4.9526880</text:p>
          </table:table-cell>
          <table:table-cell office:value-type="float" office:value="0.09730882" calcext:value-type="float">
            <text:p>0.0973088</text:p>
          </table:table-cell>
          <table:table-cell office:value-type="float" office:value="-0.08350662" calcext:value-type="float">
            <text:p>-0.0835066</text:p>
          </table:table-cell>
        </table:table-row>
        <table:table-row table:style-name="ro1">
          <table:table-cell office:value-type="float" office:value="4.98638" calcext:value-type="float">
            <text:p>4.9863800</text:p>
          </table:table-cell>
          <table:table-cell office:value-type="float" office:value="0.09771255" calcext:value-type="float">
            <text:p>0.0977126</text:p>
          </table:table-cell>
          <table:table-cell office:value-type="float" office:value="-0.0831015" calcext:value-type="float">
            <text:p>-0.0831015</text:p>
          </table:table-cell>
        </table:table-row>
        <table:table-row table:style-name="ro1">
          <table:table-cell office:value-type="float" office:value="5.020072" calcext:value-type="float">
            <text:p>5.0200720</text:p>
          </table:table-cell>
          <table:table-cell office:value-type="float" office:value="0.09768511" calcext:value-type="float">
            <text:p>0.0976851</text:p>
          </table:table-cell>
          <table:table-cell office:value-type="float" office:value="-0.0831424" calcext:value-type="float">
            <text:p>-0.0831424</text:p>
          </table:table-cell>
        </table:table-row>
        <table:table-row table:style-name="ro1">
          <table:table-cell office:value-type="float" office:value="5.053763" calcext:value-type="float">
            <text:p>5.0537630</text:p>
          </table:table-cell>
          <table:table-cell office:value-type="float" office:value="0.09725648" calcext:value-type="float">
            <text:p>0.0972565</text:p>
          </table:table-cell>
          <table:table-cell office:value-type="float" office:value="-0.0835243" calcext:value-type="float">
            <text:p>-0.0835243</text:p>
          </table:table-cell>
        </table:table-row>
        <table:table-row table:style-name="ro1">
          <table:table-cell office:value-type="float" office:value="5.087455" calcext:value-type="float">
            <text:p>5.0874550</text:p>
          </table:table-cell>
          <table:table-cell office:value-type="float" office:value="0.09665411" calcext:value-type="float">
            <text:p>0.0966541</text:p>
          </table:table-cell>
          <table:table-cell office:value-type="float" office:value="-0.08401912" calcext:value-type="float">
            <text:p>-0.0840191</text:p>
          </table:table-cell>
        </table:table-row>
        <table:table-row table:style-name="ro1">
          <table:table-cell office:value-type="float" office:value="5.121147" calcext:value-type="float">
            <text:p>5.1211470</text:p>
          </table:table-cell>
          <table:table-cell office:value-type="float" office:value="0.095838" calcext:value-type="float">
            <text:p>0.0958380</text:p>
          </table:table-cell>
          <table:table-cell office:value-type="float" office:value="-0.08469405" calcext:value-type="float">
            <text:p>-0.0846941</text:p>
          </table:table-cell>
        </table:table-row>
        <table:table-row table:style-name="ro1">
          <table:table-cell office:value-type="float" office:value="5.154839" calcext:value-type="float">
            <text:p>5.1548390</text:p>
          </table:table-cell>
          <table:table-cell office:value-type="float" office:value="0.09498116" calcext:value-type="float">
            <text:p>0.0949812</text:p>
          </table:table-cell>
          <table:table-cell office:value-type="float" office:value="-0.08547528" calcext:value-type="float">
            <text:p>-0.0854753</text:p>
          </table:table-cell>
        </table:table-row>
        <table:table-row table:style-name="ro1">
          <table:table-cell office:value-type="float" office:value="5.18853" calcext:value-type="float">
            <text:p>5.1885300</text:p>
          </table:table-cell>
          <table:table-cell office:value-type="float" office:value="0.09424253" calcext:value-type="float">
            <text:p>0.0942425</text:p>
          </table:table-cell>
          <table:table-cell office:value-type="float" office:value="-0.08611395" calcext:value-type="float">
            <text:p>-0.0861140</text:p>
          </table:table-cell>
        </table:table-row>
        <table:table-row table:style-name="ro1">
          <table:table-cell office:value-type="float" office:value="5.222222" calcext:value-type="float">
            <text:p>5.2222220</text:p>
          </table:table-cell>
          <table:table-cell office:value-type="float" office:value="0.09372828" calcext:value-type="float">
            <text:p>0.0937283</text:p>
          </table:table-cell>
          <table:table-cell office:value-type="float" office:value="-0.08641353" calcext:value-type="float">
            <text:p>-0.0864135</text:p>
          </table:table-cell>
        </table:table-row>
        <table:table-row table:style-name="ro1">
          <table:table-cell office:value-type="float" office:value="5.255914" calcext:value-type="float">
            <text:p>5.2559140</text:p>
          </table:table-cell>
          <table:table-cell office:value-type="float" office:value="0.09341492" calcext:value-type="float">
            <text:p>0.0934149</text:p>
          </table:table-cell>
          <table:table-cell office:value-type="float" office:value="-0.08655442" calcext:value-type="float">
            <text:p>-0.0865544</text:p>
          </table:table-cell>
        </table:table-row>
        <table:table-row table:style-name="ro1">
          <table:table-cell office:value-type="float" office:value="5.289606" calcext:value-type="float">
            <text:p>5.2896060</text:p>
          </table:table-cell>
          <table:table-cell office:value-type="float" office:value="0.09355783" calcext:value-type="float">
            <text:p>0.0935578</text:p>
          </table:table-cell>
          <table:table-cell office:value-type="float" office:value="-0.08641655" calcext:value-type="float">
            <text:p>-0.0864166</text:p>
          </table:table-cell>
        </table:table-row>
        <table:table-row table:style-name="ro1">
          <table:table-cell office:value-type="float" office:value="5.323297" calcext:value-type="float">
            <text:p>5.3232970</text:p>
          </table:table-cell>
          <table:table-cell office:value-type="float" office:value="0.09404535" calcext:value-type="float">
            <text:p>0.0940454</text:p>
          </table:table-cell>
          <table:table-cell office:value-type="float" office:value="-0.08607248" calcext:value-type="float">
            <text:p>-0.0860725</text:p>
          </table:table-cell>
        </table:table-row>
        <table:table-row table:style-name="ro1">
          <table:table-cell office:value-type="float" office:value="5.356989" calcext:value-type="float">
            <text:p>5.3569890</text:p>
          </table:table-cell>
          <table:table-cell office:value-type="float" office:value="0.09477636" calcext:value-type="float">
            <text:p>0.0947764</text:p>
          </table:table-cell>
          <table:table-cell office:value-type="float" office:value="-0.08547483" calcext:value-type="float">
            <text:p>-0.0854748</text:p>
          </table:table-cell>
        </table:table-row>
        <table:table-row table:style-name="ro1">
          <table:table-cell office:value-type="float" office:value="5.390681" calcext:value-type="float">
            <text:p>5.3906810</text:p>
          </table:table-cell>
          <table:table-cell office:value-type="float" office:value="0.09561586" calcext:value-type="float">
            <text:p>0.0956159</text:p>
          </table:table-cell>
          <table:table-cell office:value-type="float" office:value="-0.08487663" calcext:value-type="float">
            <text:p>-0.0848766</text:p>
          </table:table-cell>
        </table:table-row>
        <table:table-row table:style-name="ro1">
          <table:table-cell office:value-type="float" office:value="5.424373" calcext:value-type="float">
            <text:p>5.4243730</text:p>
          </table:table-cell>
          <table:table-cell office:value-type="float" office:value="0.09635896" calcext:value-type="float">
            <text:p>0.0963590</text:p>
          </table:table-cell>
          <table:table-cell office:value-type="float" office:value="-0.08423144" calcext:value-type="float">
            <text:p>-0.0842314</text:p>
          </table:table-cell>
        </table:table-row>
        <table:table-row table:style-name="ro1">
          <table:table-cell office:value-type="float" office:value="5.458065" calcext:value-type="float">
            <text:p>5.4580650</text:p>
          </table:table-cell>
          <table:table-cell office:value-type="float" office:value="0.09701453" calcext:value-type="float">
            <text:p>0.0970145</text:p>
          </table:table-cell>
          <table:table-cell office:value-type="float" office:value="-0.08374857" calcext:value-type="float">
            <text:p>-0.0837486</text:p>
          </table:table-cell>
        </table:table-row>
        <table:table-row table:style-name="ro1">
          <table:table-cell office:value-type="float" office:value="5.491756" calcext:value-type="float">
            <text:p>5.4917560</text:p>
          </table:table-cell>
          <table:table-cell office:value-type="float" office:value="0.09714462" calcext:value-type="float">
            <text:p>0.0971446</text:p>
          </table:table-cell>
          <table:table-cell office:value-type="float" office:value="-0.08348913" calcext:value-type="float">
            <text:p>-0.0834891</text:p>
          </table:table-cell>
        </table:table-row>
        <table:table-row table:style-name="ro1">
          <table:table-cell office:value-type="float" office:value="5.525448" calcext:value-type="float">
            <text:p>5.5254480</text:p>
          </table:table-cell>
          <table:table-cell office:value-type="float" office:value="0.09702117" calcext:value-type="float">
            <text:p>0.0970212</text:p>
          </table:table-cell>
          <table:table-cell office:value-type="float" office:value="-0.08342524" calcext:value-type="float">
            <text:p>-0.0834252</text:p>
          </table:table-cell>
        </table:table-row>
        <table:table-row table:style-name="ro1">
          <table:table-cell office:value-type="float" office:value="5.55914" calcext:value-type="float">
            <text:p>5.5591400</text:p>
          </table:table-cell>
          <table:table-cell office:value-type="float" office:value="0.0966623" calcext:value-type="float">
            <text:p>0.0966623</text:p>
          </table:table-cell>
          <table:table-cell office:value-type="float" office:value="-0.08370314" calcext:value-type="float">
            <text:p>-0.0837031</text:p>
          </table:table-cell>
        </table:table-row>
        <table:table-row table:style-name="ro1">
          <table:table-cell office:value-type="float" office:value="5.592832" calcext:value-type="float">
            <text:p>5.5928320</text:p>
          </table:table-cell>
          <table:table-cell office:value-type="float" office:value="0.09598443" calcext:value-type="float">
            <text:p>0.0959844</text:p>
          </table:table-cell>
          <table:table-cell office:value-type="float" office:value="-0.08419309" calcext:value-type="float">
            <text:p>-0.0841931</text:p>
          </table:table-cell>
        </table:table-row>
        <table:table-row table:style-name="ro1">
          <table:table-cell office:value-type="float" office:value="5.626523" calcext:value-type="float">
            <text:p>5.6265230</text:p>
          </table:table-cell>
          <table:table-cell office:value-type="float" office:value="0.09528925" calcext:value-type="float">
            <text:p>0.0952893</text:p>
          </table:table-cell>
          <table:table-cell office:value-type="float" office:value="-0.0848235" calcext:value-type="float">
            <text:p>-0.0848235</text:p>
          </table:table-cell>
        </table:table-row>
        <table:table-row table:style-name="ro1">
          <table:table-cell office:value-type="float" office:value="5.660215" calcext:value-type="float">
            <text:p>5.6602150</text:p>
          </table:table-cell>
          <table:table-cell office:value-type="float" office:value="0.09456729" calcext:value-type="float">
            <text:p>0.0945673</text:p>
          </table:table-cell>
          <table:table-cell office:value-type="float" office:value="-0.08535731" calcext:value-type="float">
            <text:p>-0.0853573</text:p>
          </table:table-cell>
        </table:table-row>
        <table:table-row table:style-name="ro1">
          <table:table-cell office:value-type="float" office:value="5.693907" calcext:value-type="float">
            <text:p>5.6939070</text:p>
          </table:table-cell>
          <table:table-cell office:value-type="float" office:value="0.09385242" calcext:value-type="float">
            <text:p>0.0938524</text:p>
          </table:table-cell>
          <table:table-cell office:value-type="float" office:value="-0.08599378" calcext:value-type="float">
            <text:p>-0.0859938</text:p>
          </table:table-cell>
        </table:table-row>
        <table:table-row table:style-name="ro1">
          <table:table-cell office:value-type="float" office:value="5.727599" calcext:value-type="float">
            <text:p>5.7275990</text:p>
          </table:table-cell>
          <table:table-cell office:value-type="float" office:value="0.09356548" calcext:value-type="float">
            <text:p>0.0935655</text:p>
          </table:table-cell>
          <table:table-cell office:value-type="float" office:value="-0.08618928" calcext:value-type="float">
            <text:p>-0.0861893</text:p>
          </table:table-cell>
        </table:table-row>
        <table:table-row table:style-name="ro1">
          <table:table-cell office:value-type="float" office:value="5.76129" calcext:value-type="float">
            <text:p>5.7612900</text:p>
          </table:table-cell>
          <table:table-cell office:value-type="float" office:value="0.09345645" calcext:value-type="float">
            <text:p>0.0934565</text:p>
          </table:table-cell>
          <table:table-cell office:value-type="float" office:value="-0.0863571" calcext:value-type="float">
            <text:p>-0.0863571</text:p>
          </table:table-cell>
        </table:table-row>
        <table:table-row table:style-name="ro1">
          <table:table-cell office:value-type="float" office:value="5.794982" calcext:value-type="float">
            <text:p>5.7949820</text:p>
          </table:table-cell>
          <table:table-cell office:value-type="float" office:value="0.09360533" calcext:value-type="float">
            <text:p>0.0936053</text:p>
          </table:table-cell>
          <table:table-cell office:value-type="float" office:value="-0.08626393" calcext:value-type="float">
            <text:p>-0.0862639</text:p>
          </table:table-cell>
        </table:table-row>
        <table:table-row table:style-name="ro1">
          <table:table-cell office:value-type="float" office:value="5.828674" calcext:value-type="float">
            <text:p>5.8286740</text:p>
          </table:table-cell>
          <table:table-cell office:value-type="float" office:value="0.09403154" calcext:value-type="float">
            <text:p>0.0940315</text:p>
          </table:table-cell>
          <table:table-cell office:value-type="float" office:value="-0.08599974" calcext:value-type="float">
            <text:p>-0.0859997</text:p>
          </table:table-cell>
        </table:table-row>
        <table:table-row table:style-name="ro1">
          <table:table-cell office:value-type="float" office:value="5.862366" calcext:value-type="float">
            <text:p>5.8623660</text:p>
          </table:table-cell>
          <table:table-cell office:value-type="float" office:value="0.09473108" calcext:value-type="float">
            <text:p>0.0947311</text:p>
          </table:table-cell>
          <table:table-cell office:value-type="float" office:value="-0.08545873" calcext:value-type="float">
            <text:p>-0.0854587</text:p>
          </table:table-cell>
        </table:table-row>
        <table:table-row table:style-name="ro1">
          <table:table-cell office:value-type="float" office:value="5.896057" calcext:value-type="float">
            <text:p>5.8960570</text:p>
          </table:table-cell>
          <table:table-cell office:value-type="float" office:value="0.09539825" calcext:value-type="float">
            <text:p>0.0953983</text:p>
          </table:table-cell>
          <table:table-cell office:value-type="float" office:value="-0.08489527" calcext:value-type="float">
            <text:p>-0.0848953</text:p>
          </table:table-cell>
        </table:table-row>
        <table:table-row table:style-name="ro1">
          <table:table-cell office:value-type="float" office:value="5.929749" calcext:value-type="float">
            <text:p>5.9297490</text:p>
          </table:table-cell>
          <table:table-cell office:value-type="float" office:value="0.09590908" calcext:value-type="float">
            <text:p>0.0959091</text:p>
          </table:table-cell>
          <table:table-cell office:value-type="float" office:value="-0.08445458" calcext:value-type="float">
            <text:p>-0.0844546</text:p>
          </table:table-cell>
        </table:table-row>
        <table:table-row table:style-name="ro1">
          <table:table-cell office:value-type="float" office:value="5.963441" calcext:value-type="float">
            <text:p>5.9634410</text:p>
          </table:table-cell>
          <table:table-cell office:value-type="float" office:value="0.0962731" calcext:value-type="float">
            <text:p>0.0962731</text:p>
          </table:table-cell>
          <table:table-cell office:value-type="float" office:value="-0.08414341" calcext:value-type="float">
            <text:p>-0.0841434</text:p>
          </table:table-cell>
        </table:table-row>
        <table:table-row table:style-name="ro1">
          <table:table-cell office:value-type="float" office:value="5.997133" calcext:value-type="float">
            <text:p>5.9971330</text:p>
          </table:table-cell>
          <table:table-cell office:value-type="float" office:value="0.09638464" calcext:value-type="float">
            <text:p>0.0963846</text:p>
          </table:table-cell>
          <table:table-cell office:value-type="float" office:value="-0.08399308" calcext:value-type="float">
            <text:p>-0.0839931</text:p>
          </table:table-cell>
        </table:table-row>
        <table:table-row table:style-name="ro1">
          <table:table-cell office:value-type="float" office:value="6.030824" calcext:value-type="float">
            <text:p>6.0308240</text:p>
          </table:table-cell>
          <table:table-cell office:value-type="float" office:value="0.09645744" calcext:value-type="float">
            <text:p>0.0964574</text:p>
          </table:table-cell>
          <table:table-cell office:value-type="float" office:value="-0.08400547" calcext:value-type="float">
            <text:p>-0.08400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22:29:36.929731811</meta:creation-date>
    <dc:date>2024-11-05T22:30:11.941741650</dc:date>
    <meta:editing-duration>PT35S</meta:editing-duration>
    <meta:editing-cycles>1</meta:editing-cycles>
    <meta:document-statistic meta:table-count="1" meta:cell-count="543" meta:object-count="0"/>
    <meta:generator>LibreOffice/7.3.7.2$Linux_X86_64 LibreOffice_project/30$Build-2</meta:generator>
  </office:meta>
</office:document-meta>
</file>